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Darktable_20_chapter_20_number">1</text:p>
      <text:p text:style-name="Darktable_20_chapter_20_title">Darktable User Interface</text:p>
      <text:p text:style-name="Darktable_20_text">This chapter guides to the different aspects of the Darktable user interface. The first impact with Darktable can seem a bit odd to a beginner who is used to other Linux applications. But after a little, Darktable shows how its powerful user interface is also very easy to use. All sections and functionality are available in very fews clicks and many things can be done with very intuitive gestures. </text:p>
      <text:h text:style-name="Darktable_20_heading_20_1" text:outline-level="2">Chapter section title</text:h>
      <text:p text:style-name="Text_20_body">The first chapter section text.</text:p>
      <text:h text:style-name="Darktable_20_heading_20_2" text:outline-level="3" text:is-list-header="true">Subsection title</text:h>
      <text:p text:style-name="Text_20_body">Subsection tex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default-outline-level="2" style:list-style-name=""/>
    <style:style style:name="Darktable_20_heading_20_2" style:display-name="Darktable heading 2" style:family="paragraph" style:parent-style-name="Heading_20_2" style:default-outline-level="3"/>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17T11:03:41</meta:creation-date>
    <meta:editing-duration>PT00H29M53S</meta:editing-duration>
    <meta:editing-cycles>4</meta:editing-cycles>
    <meta:generator>OpenOffice.org/3.2$Linux OpenOffice.org_project/320m12$Build-9483</meta:generator>
    <meta:initial-creator>stefano fornari</meta:initial-creator>
    <dc:date>2011-03-22T00:30:50</dc:date>
    <dc:creator>Stefano Fornari</dc:creator>
    <meta:document-statistic meta:table-count="0" meta:image-count="0" meta:object-count="0" meta:page-count="1" meta:paragraph-count="7" meta:word-count="85" meta:character-count="509"/>
  </office:meta>
</office:document-meta>
</file>